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margin-left="0in" fo:margin-right="0in" fo:margin-top="0.2083in" fo:margin-bottom="0.1043in" loext:contextual-spacing="false" fo:line-height="150%" fo:orphans="2" fo:widows="2" fo:text-indent="0in" style:auto-text-indent="false"/>
      <style:text-properties fo:font-variant="normal" fo:text-transform="none" fo:color="#4a4a4a" style:font-name="Montserrat" fo:font-size="18pt" fo:letter-spacing="normal" fo:font-style="normal" fo:font-weight="normal"/>
    </style:style>
    <style:style style:name="P2" style:family="paragraph" style:parent-style-name="Heading_20_2">
      <style:paragraph-properties fo:margin-left="0in" fo:margin-right="0in" fo:margin-top="0.2083in" fo:margin-bottom="0.1043in" loext:contextual-spacing="false" fo:line-height="150%" fo:orphans="2" fo:widows="2" fo:text-indent="0in" style:auto-text-indent="false"/>
      <style:text-properties fo:font-variant="normal" fo:text-transform="none" fo:color="#4a4a4a" style:font-name="Montserrat" fo:font-size="22.5pt" fo:letter-spacing="normal" fo:font-style="normal" fo:font-weight="normal"/>
    </style:style>
    <style:style style:name="P3" style:family="paragraph" style:parent-style-name="Text_20_body">
      <style:paragraph-properties fo:margin-left="0in" fo:margin-right="0in" fo:margin-top="0in" fo:margin-bottom="0.1043in" loext:contextual-spacing="false" fo:line-height="138%" fo:orphans="2" fo:widows="2" fo:text-indent="0in" style:auto-text-indent="false"/>
      <style:text-properties fo:font-variant="normal" fo:text-transform="none" fo:color="#4a4a4a" style:font-name="Open Sans" fo:font-size="12pt" fo:letter-spacing="normal" fo:font-style="normal" fo:font-weight="normal"/>
    </style:style>
    <style:style style:name="P4" style:family="paragraph" style:parent-style-name="Text_20_body">
      <style:paragraph-properties fo:margin-left="0in" fo:margin-right="0in" fo:margin-top="0in" fo:margin-bottom="0.1043in" loext:contextual-spacing="false" fo:line-height="138%" fo:orphans="2" fo:widows="2" fo:text-indent="0in" style:auto-text-indent="false"/>
    </style:style>
    <style:style style:name="P5" style:family="paragraph" style:parent-style-name="Text_20_body" style:list-style-name="L1">
      <style:paragraph-properties fo:margin-top="0in" fo:margin-bottom="0.1043in" loext:contextual-spacing="false" fo:orphans="2" fo:widows="2"/>
      <style:text-properties fo:font-variant="normal" fo:text-transform="none" fo:color="#333333" style:font-name="Montserrat1" fo:font-size="12pt" fo:letter-spacing="normal" fo:font-style="normal" fo:font-weight="normal"/>
    </style:style>
    <style:style style:name="P6" style:family="paragraph" style:parent-style-name="Text_20_body" style:list-style-name="L2">
      <style:paragraph-properties fo:margin-top="0in" fo:margin-bottom="0.1043in" loext:contextual-spacing="false" fo:orphans="2" fo:widows="2"/>
      <style:text-properties fo:font-variant="normal" fo:text-transform="none" fo:color="#333333" style:font-name="Montserrat1" fo:font-size="12pt" fo:letter-spacing="normal" fo:font-style="normal" fo:font-weight="normal"/>
    </style:style>
    <style:style style:name="P7" style:family="paragraph" style:parent-style-name="Text_20_body" style:list-style-name="L3">
      <style:paragraph-properties fo:margin-top="0in" fo:margin-bottom="0.1043in" loext:contextual-spacing="false" fo:orphans="2" fo:widows="2"/>
      <style:text-properties fo:font-variant="normal" fo:text-transform="none" fo:color="#333333" style:font-name="Montserrat1" fo:font-size="12pt" fo:letter-spacing="normal" fo:font-style="normal" fo:font-weight="normal"/>
    </style:style>
    <style:style style:name="P8" style:family="paragraph" style:parent-style-name="Text_20_body" style:list-style-name="L4">
      <style:paragraph-properties fo:margin-top="0in" fo:margin-bottom="0.1043in" loext:contextual-spacing="false" fo:orphans="2" fo:widows="2"/>
      <style:text-properties fo:font-variant="normal" fo:text-transform="none" fo:color="#333333" style:font-name="Montserrat1" fo:font-size="12pt" fo:letter-spacing="normal" fo:font-style="normal" fo:font-weight="normal"/>
    </style:style>
    <style:style style:name="P9" style:family="paragraph" style:parent-style-name="Text_20_body" style:list-style-name="L4">
      <style:paragraph-properties fo:margin-top="0in" fo:margin-bottom="0.1043in" loext:contextual-spacing="false" fo:orphans="2" fo:widows="2"/>
    </style:style>
    <style:style style:name="P10" style:family="paragraph" style:parent-style-name="Heading_20_1">
      <style:paragraph-properties fo:margin-left="0in" fo:margin-right="0in" fo:margin-top="0.2083in" fo:margin-bottom="0.1043in" loext:contextual-spacing="false" fo:line-height="150%" fo:orphans="2" fo:widows="2" fo:text-indent="0in" style:auto-text-indent="false"/>
      <style:text-properties fo:font-variant="normal" fo:text-transform="none" fo:color="#0f364b" style:font-name="Montserrat" fo:font-size="25.5pt" fo:letter-spacing="normal" fo:font-style="normal" fo:font-weight="normal"/>
    </style:style>
    <style:style style:name="T1" style:family="text">
      <style:text-properties fo:font-variant="normal" fo:text-transform="none" fo:color="#4a4a4a" style:font-name="Open Sans" fo:font-size="12pt" fo:letter-spacing="normal" fo:font-style="normal" fo:font-weight="normal"/>
    </style:style>
    <style:style style:name="T2" style:family="text">
      <style:text-properties fo:font-variant="normal" fo:text-transform="none" fo:color="#333333" style:font-name="Montserrat1" fo:font-size="12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air Programming</text:h>
      <text:p text:style-name="P3">While not a direct aspect of Scrum, Pair Programming is a common practice among many agile teams, in addition to being a requirement of certain agile methods such as Extreme Programing (XP). The benefits of pair programing are vast, and we encourage you to explore and adopt regular pair programming sessions within your team.</text:p>
      <text:p text:style-name="Horizontal_20_Line"/>
      <text:h text:style-name="P2" text:outline-level="2">How to Pair Program</text:h>
      <text:p text:style-name="P4"><text:span text:style-name="T1">When you are involved in a paired programming session, you and one other person are collaborating on the same task. Typically, you and your partner will fullfill 2 roles; the </text:span><text:span text:style-name="Emphasis"><text:span text:style-name="T1">driver</text:span></text:span><text:span text:style-name="T1"> and the </text:span><text:span text:style-name="Emphasis"><text:span text:style-name="T1">observer</text:span></text:span><text:span text:style-name="T1">, the roles should be rotated at regular intervals. The goal is not to divide and conquer your work, but instead to have multiple opinions and productive dialog around the design decisions being made. You can think of pair programming as inline code reviewing as well.</text:span></text:p>
      <text:p text:style-name="P3">In a physical setting, the observer will sit alongside the driver, discussing the approach, identifying mistakes, and ensuring a collectively agreed upon design.</text:p>
      <text:p text:style-name="P3">In a remote setting, your session should be performed on a video conference. Encourage your team to utilize video instead of a disengaged experience where one member is wondering if the other is present.</text:p>
      <text:p text:style-name="P3">Here's how to get started:</text:p>
      <text:list xml:id="list708890667" text:style-name="L1">
        <text:list-item>
          <text:p text:style-name="P5">Schedule a regular time to perform a pair programing session. Oftentimes this session will span hours, just as your tasks do.</text:p>
        </text:list-item>
        <text:list-item>
          <text:p text:style-name="P5">Determine who will drive and who will observe for this session. Do not break the driver/observer relationship until you reach a good stopping point.</text:p>
        </text:list-item>
        <text:list-item>
          <text:p text:style-name="P5">The Driver will need to be conscious about sharing his/her thought process while driving, so that the observer has context to what the driver is attempting to accomplish.</text:p>
        </text:list-item>
        <text:list-item>
          <text:p text:style-name="P5">The observer should feel equally responsible for the resulting solution, therefore, be open and opinionated about their preferred approach.</text:p>
        </text:list-item>
        <text:list-item>
          <text:p text:style-name="P5"><text:soft-page-break/>Recognize this process will be foreign at first, but soon you will see the benefits to your code!</text:p>
        </text:list-item>
      </text:list>
      <text:p text:style-name="P3">Here are a few example discussion topics during a pair programming session:</text:p>
      <text:list xml:id="list2749424905" text:style-name="L2">
        <text:list-item>
          <text:p text:style-name="P6">What are we trying to accomplish?</text:p>
        </text:list-item>
        <text:list-item>
          <text:p text:style-name="P6">How do you think we should solve the given problem?</text:p>
        </text:list-item>
        <text:list-item>
          <text:p text:style-name="P6">What impact will this code have on other denpencies within our system?</text:p>
        </text:list-item>
        <text:list-item>
          <text:p text:style-name="P6">How legible/comprehensible is the code we are writing?</text:p>
        </text:list-item>
        <text:list-item>
          <text:p text:style-name="P6">What upcoming requirements will have a bearing on this feature, and how do we design to account for that?</text:p>
        </text:list-item>
      </text:list>
      <text:p text:style-name="Horizontal_20_Line"/>
      <text:h text:style-name="P2" text:outline-level="2">Why Pair Program</text:h>
      <text:p text:style-name="P4"><text:span text:style-name="T1">The most prominant reasons for you to engage in pair programing are for you to improve the </text:span><text:span text:style-name="Emphasis"><text:span text:style-name="T1">quality</text:span></text:span><text:span text:style-name="T1"> of your code, and develop the skills among your team. Let's take a deeper look:</text:span></text:p>
      <text:h text:style-name="P1" text:outline-level="3">Improve Code Quality</text:h>
      <text:list xml:id="list167691798" text:style-name="L3">
        <text:list-item>
          <text:p text:style-name="P7">Pair Programmed solutions incorporate multiple viewpoints and experiences, producing a more well-rounded solution.</text:p>
        </text:list-item>
        <text:list-item>
          <text:p text:style-name="P7">Pair Programming reduces the liklihood a contributor 'slips' an incomplete solution into the codebase without review.</text:p>
        </text:list-item>
        <text:list-item>
          <text:p text:style-name="P7">Pair Programming is early to intercept poor stylistic choices, as the obvserver will struggle to understand the code as it's being written, instead of after its been in production.</text:p>
        </text:list-item>
      </text:list>
      <text:h text:style-name="P1" text:outline-level="3">Develop Skills</text:h>
      <text:list xml:id="list3631991286" text:style-name="L4">
        <text:list-item>
          <text:p text:style-name="P9"><text:span text:style-name="T2">Pairing your veterans with newcomers can be an incredible learning opportunity, be sure to have the newcomer serve initially as the </text:span><text:span text:style-name="Emphasis"><text:span text:style-name="T2">driver</text:span></text:span><text:span text:style-name="T2"> to avoid disengagement.</text:span></text:p>
        </text:list-item>
        <text:list-item>
          <text:p text:style-name="P8"><text:soft-page-break/>Pair programming allows you to experience how other contributors work. Subtle advantages, like keyboard shortcuts, debugging techniques and other efficiency techniques are discussed, which is typically overlooked during a code review.</text:p>
        </text:list-item>
        <text:list-item>
          <text:p text:style-name="P8">Communication is improved upon by making pair programming part of your regular workflow.</text:p>
        </text:list-item>
      </text:list>
      <text:p text:style-name="Horizontal_20_Line"/>
      <text:h text:style-name="P2" text:outline-level="2">Downsides to Pair Programming</text:h>
      <text:p text:style-name="P4"><text:span text:style-name="T1">The primary downside to pair programming is the increase in man-hours required to accomplish a task since two people are working together. However, do not accept this downside at face-value, also be sure to consider that coder reviews </text:span><text:span text:style-name="Emphasis"><text:span text:style-name="T1">should</text:span></text:span><text:span text:style-name="T1"> be part of your workflow, and by pair programming, the Code Review has been processed, so you can save that time. Also be sure to consider the avoidance of defects which comes with multple people reviewing the code. Lastly, be sure to consider the investment in developing your team's skills by sharing and collaborating on solution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6:59:56.364000000</meta:creation-date>
    <dc:date>2021-04-10T17:00:09.471000000</dc:date>
    <meta:editing-duration>PT13S</meta:editing-duration>
    <meta:editing-cycles>1</meta:editing-cycles>
    <meta:document-statistic meta:table-count="0" meta:image-count="0" meta:object-count="0" meta:page-count="3" meta:paragraph-count="30" meta:word-count="661" meta:character-count="4028" meta:non-whitespace-character-count="3413"/>
    <meta:generator>Neat_Office/6.2.8.2$Windows_x86 LibreOffice_project/</meta:generator>
  </office:meta>
</office:document-meta>
</file>